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9pt" style:font-size-asian="9pt" style:font-size-complex="9pt"/>
    </style:style>
    <style:style style:name="P2" style:parent-style-name="Standard" style:family="paragraph">
      <style:text-properties fo:font-size="9pt" style:font-size-asian="9pt" style:font-size-complex="9pt"/>
    </style:style>
    <style:style style:name="P3" style:parent-style-name="Standard" style:family="paragraph">
      <style:text-properties fo:font-size="9pt" style:font-size-asian="9pt" style:font-size-complex="9pt"/>
    </style:style>
    <style:style style:name="TableColumn5" style:family="table-column">
      <style:table-column-properties style:column-width="3.1736in" style:use-optimal-column-width="false"/>
    </style:style>
    <style:style style:name="TableColumn6" style:family="table-column">
      <style:table-column-properties style:column-width="3.5138in" style:use-optimal-column-width="false"/>
    </style:style>
    <style:style style:name="Table4" style:family="table">
      <style:table-properties style:width="6.6875in" fo:margin-left="-0.055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" style:parent-style-name="Standard" style:family="paragraph">
      <style:text-properties fo:font-size="9pt" style:font-size-asian="9pt" style:font-size-complex="9pt"/>
    </style:style>
    <style:style style:name="P10" style:parent-style-name="Standard" style:family="paragraph">
      <style:text-properties fo:font-size="9pt" style:font-size-asian="9pt" style:font-size-complex="9pt"/>
    </style:style>
    <style:style style:name="P11" style:parent-style-name="Standard" style:family="paragraph">
      <style:text-properties fo:font-size="9pt" style:font-size-asian="9pt" style:font-size-complex="9pt" style:rfc-language-tag="es-ES_tradnl" fo:language="es"/>
    </style:style>
    <style:style style:name="P12" style:parent-style-name="Standard" style:family="paragraph">
      <style:text-properties fo:font-size="9pt" style:font-size-asian="9pt" style:font-size-complex="9pt"/>
    </style:style>
    <style:style style:name="TableCell13" style:family="table-cell">
      <style:table-cell-properties fo:border="0.0069in solid #000000" style:writing-mode="lr-tb" fo:padding-top="0in" fo:padding-left="0.0486in" fo:padding-bottom="0in" fo:padding-right="0.0486in"/>
    </style:style>
    <style:style style:name="T14" style:parent-style-name="Fuentedepárrafopredeter." style:family="text">
      <style:text-properties fo:font-size="9pt" style:font-size-asian="9pt" style:font-size-complex="9pt"/>
    </style:style>
    <style:style style:name="T15" style:parent-style-name="Fuentedepárrafopredeter." style:family="text">
      <style:text-properties fo:font-size="9pt" style:font-size-asian="9pt" style:font-size-complex="9pt"/>
    </style:style>
    <style:style style:name="T16" style:parent-style-name="Fuentedepárrafopredeter." style:family="text">
      <style:text-properties style:font-name="Arial" style:font-name-complex="Arial" fo:font-weight="bold" style:font-weight-asian="bold" style:font-weight-complex="bold" fo:color="#00796B"/>
    </style:style>
    <style:style style:name="P17" style:parent-style-name="Standard" style:family="paragraph">
      <style:text-properties fo:font-size="9pt" style:font-size-asian="9pt" style:font-size-complex="9pt"/>
    </style:style>
    <style:style style:name="P18" style:parent-style-name="Standard" style:family="paragraph">
      <style:text-properties fo:font-size="9pt" style:font-size-asian="9pt" style:font-size-complex="9pt"/>
    </style:style>
    <style:style style:name="T19" style:parent-style-name="Fuentedepárrafopredeter." style:family="text">
      <style:text-properties fo:font-size="9pt" style:font-size-asian="9pt" style:font-size-complex="9pt"/>
    </style:style>
    <style:style style:name="T20" style:parent-style-name="Fuentedepárrafopredeter." style:family="text">
      <style:text-properties fo:font-size="9pt" style:font-size-asian="9pt" style:font-size-complex="9pt"/>
    </style:style>
    <style:style style:name="T21" style:parent-style-name="Fuentedepárrafopredeter." style:family="text">
      <style:text-properties style:font-name="Arial" style:font-name-complex="Arial" fo:color="#000000"/>
    </style:style>
    <style:style style:name="T22" style:parent-style-name="Fuentedepárrafopredeter." style:family="text">
      <style:text-properties fo:font-size="9pt" style:font-size-asian="9pt" style:font-size-complex="9pt"/>
    </style:style>
    <style:style style:name="T23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24" style:parent-style-name="Fuentedepárrafopredeter." style:family="text">
      <style:text-properties fo:font-size="9pt" style:font-size-asian="9pt" style:font-size-complex="9pt"/>
    </style:style>
    <style:style style:name="T2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27" style:parent-style-name="Standard" style:family="paragraph">
      <style:paragraph-properties fo:text-align="justify"/>
    </style:style>
    <style:style style:name="T28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29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30" style:parent-style-name="Fuentedepárrafopredeter." style:family="text">
      <style:text-properties fo:font-weight="bold" style:font-weight-asian="bold" style:font-weight-complex="bold" fo:font-size="8pt" style:font-size-asian="8pt" style:font-size-complex="8pt" style:rfc-language-tag="es-ES_tradnl" fo:language="es"/>
    </style:style>
    <style:style style:name="P31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2" style:parent-style-name="Standard" style:family="paragraph">
      <style:paragraph-properties fo:text-align="justify"/>
    </style:style>
    <style:style style:name="T3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5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3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37" style:parent-style-name="Standard" style:family="paragraph">
      <style:paragraph-properties fo:text-align="justify"/>
    </style:style>
    <style:style style:name="T3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0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1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45" style:parent-style-name="Standard" style:family="paragraph">
      <style:paragraph-properties fo:text-align="justify"/>
    </style:style>
    <style:style style:name="T4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8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4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1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6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58" style:parent-style-name="Standard" style:family="paragraph">
      <style:paragraph-properties fo:text-align="justify"/>
    </style:style>
    <style:style style:name="T5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1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6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63" style:parent-style-name="Standard" style:family="paragraph">
      <style:paragraph-properties fo:text-align="justify"/>
    </style:style>
    <style:style style:name="T6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66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67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68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69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70" style:parent-style-name="Standard" style:family="paragraph">
      <style:paragraph-properties fo:text-align="justify"/>
    </style:style>
    <style:style style:name="T7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7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6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7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8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7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80" style:parent-style-name="Standard" style:family="paragraph">
      <style:paragraph-properties fo:text-align="justify"/>
    </style:style>
    <style:style style:name="T81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8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8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84" style:parent-style-name="Standard" style:family="paragraph">
      <style:paragraph-properties fo:text-align="justify"/>
    </style:style>
    <style:style style:name="T8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8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87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8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8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9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91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9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93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94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95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96" style:parent-style-name="Fuentedepárrafopredeter." style:family="text">
      <style:text-properties fo:font-size="9pt" style:font-size-asian="9pt" style:font-size-complex="9pt"/>
    </style:style>
    <style:style style:name="T97" style:parent-style-name="Fuentedepárrafopredeter." style:family="text">
      <style:text-properties fo:font-size="9pt" style:font-size-asian="9pt" style:font-size-complex="9pt"/>
    </style:style>
    <style:style style:name="T98" style:parent-style-name="Fuentedepárrafopredeter." style:family="text">
      <style:text-properties fo:font-size="9pt" style:font-size-asian="9pt" style:font-size-complex="9pt"/>
    </style:style>
    <style:style style:name="T99" style:parent-style-name="Fuentedepárrafopredeter." style:family="text">
      <style:text-properties fo:font-size="9pt" style:font-size-asian="9pt" style:font-size-complex="9pt"/>
    </style:style>
    <style:style style:name="T100" style:parent-style-name="Fuentedepárrafopredeter." style:family="text">
      <style:text-properties fo:font-size="9pt" style:font-size-asian="9pt" style:font-size-complex="9pt"/>
    </style:style>
    <style:style style:name="T101" style:parent-style-name="Fuentedepárrafopredeter." style:family="text">
      <style:text-properties fo:font-size="9pt" style:font-size-asian="9pt" style:font-size-complex="9pt"/>
    </style:style>
    <style:style style:name="T102" style:parent-style-name="Fuentedepárrafopredeter." style:family="text">
      <style:text-properties fo:font-size="9pt" style:font-size-asian="9pt" style:font-size-complex="9pt"/>
    </style:style>
    <style:style style:name="T103" style:parent-style-name="Fuentedepárrafopredeter." style:family="text">
      <style:text-properties fo:font-size="9pt" style:font-size-asian="9pt" style:font-size-complex="9pt"/>
    </style:style>
    <style:style style:name="T104" style:parent-style-name="Fuentedepárrafopredeter." style:family="text">
      <style:text-properties fo:font-size="9pt" style:font-size-asian="9pt" style:font-size-complex="9pt"/>
    </style:style>
    <style:style style:name="T105" style:parent-style-name="Fuentedepárrafopredeter." style:family="text">
      <style:text-properties fo:font-size="9pt" style:font-size-asian="9pt" style:font-size-complex="9pt"/>
    </style:style>
    <style:style style:name="T106" style:parent-style-name="Fuentedepárrafopredeter." style:family="text">
      <style:text-properties fo:font-size="9pt" style:font-size-asian="9pt" style:font-size-complex="9pt"/>
    </style:style>
    <style:style style:name="TableColumn108" style:family="table-column">
      <style:table-column-properties style:column-width="5.743in" style:use-optimal-column-width="false"/>
    </style:style>
    <style:style style:name="TableColumn109" style:family="table-column">
      <style:table-column-properties style:column-width="0.9444in" style:use-optimal-column-width="false"/>
    </style:style>
    <style:style style:name="Table107" style:family="table">
      <style:table-properties style:width="6.6875in" fo:margin-left="-0.0555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112" style:parent-style-name="Fuentedepárrafopredeter." style:family="text">
      <style:text-properties fo:font-size="9pt" style:font-size-asian="9pt" style:font-size-complex="9pt"/>
    </style:style>
    <style:style style:name="T11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14" style:parent-style-name="Fuentedepárrafopredeter." style:family="text">
      <style:text-properties fo:font-size="9pt" style:font-size-asian="9pt" style:font-size-complex="9pt"/>
    </style:style>
    <style:style style:name="T115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16" style:parent-style-name="Fuentedepárrafopredeter." style:family="text">
      <style:text-properties fo:font-size="9pt" style:font-size-asian="9pt" style:font-size-complex="9pt"/>
    </style:style>
    <style:style style:name="P117" style:parent-style-name="Standard" style:family="paragraph">
      <style:text-properties fo:font-size="9pt" style:font-size-asian="9pt" style:font-size-complex="9pt"/>
    </style:style>
    <style:style style:name="P118" style:parent-style-name="Standard" style:family="paragraph">
      <style:text-properties fo:font-size="9pt" style:font-size-asian="9pt" style:font-size-complex="9pt"/>
    </style:style>
    <style:style style:name="T11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20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21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22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2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24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25" style:parent-style-name="Fuentedepárrafopredeter." style:family="text">
      <style:text-properties fo:font-size="9pt" style:font-size-asian="9pt" style:font-size-complex="9pt"/>
    </style:style>
    <style:style style:name="T126" style:parent-style-name="Fuentedepárrafopredeter." style:family="text">
      <style:text-properties fo:font-size="9pt" style:font-size-asian="9pt" style:font-size-complex="9pt"/>
    </style:style>
    <style:style style:name="T127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28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29" style:parent-style-name="Fuentedepárrafopredeter." style:family="text">
      <style:text-properties fo:font-size="9pt" style:font-size-asian="9pt" style:font-size-complex="9pt"/>
    </style:style>
    <style:style style:name="T130" style:parent-style-name="Fuentedepárrafopredeter." style:family="text">
      <style:text-properties fo:font-size="9pt" style:font-size-asian="9pt" style:font-size-complex="9pt"/>
    </style:style>
    <style:style style:name="T131" style:parent-style-name="Fuentedepárrafopredeter." style:family="text">
      <style:text-properties fo:font-size="9pt" style:font-size-asian="9pt" style:font-size-complex="9pt"/>
    </style:style>
    <style:style style:name="T132" style:parent-style-name="Fuentedepárrafopredeter." style:family="text">
      <style:text-properties fo:font-size="9pt" style:font-size-asian="9pt" style:font-size-complex="9pt"/>
    </style:style>
    <style:style style:name="T133" style:parent-style-name="Fuentedepárrafopredeter." style:family="text">
      <style:text-properties fo:font-size="9pt" style:font-size-asian="9pt" style:font-size-complex="9pt"/>
    </style:style>
    <style:style style:name="T134" style:parent-style-name="Fuentedepárrafopredeter." style:family="text">
      <style:text-properties fo:font-size="9pt" style:font-size-asian="9pt" style:font-size-complex="9pt"/>
    </style:style>
    <style:style style:name="P135" style:parent-style-name="Standard" style:family="paragraph">
      <style:text-properties fo:font-size="9pt" style:font-size-asian="9pt" style:font-size-complex="9pt"/>
    </style:style>
    <style:style style:name="T136" style:parent-style-name="Fuentedepárrafopredeter." style:family="text">
      <style:text-properties fo:font-size="9pt" style:font-size-asian="9pt" style:font-size-complex="9pt"/>
    </style:style>
    <style:style style:name="T137" style:parent-style-name="Fuentedepárrafopredeter." style:family="text">
      <style:text-properties fo:font-size="9pt" style:font-size-asian="9pt" style:font-size-complex="9pt"/>
    </style:style>
    <style:style style:name="T138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39" style:parent-style-name="Standard" style:family="paragraph">
      <style:text-properties fo:font-weight="bold" style:font-weight-asian="bold" fo:font-size="9pt" style:font-size-asian="9pt" style:font-size-complex="9pt"/>
    </style:style>
    <style:style style:name="P140" style:parent-style-name="Standard" style:family="paragraph">
      <style:text-properties fo:font-size="9pt" style:font-size-asian="9pt" style:font-size-complex="9pt"/>
    </style:style>
    <style:style style:name="T141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42" style:parent-style-name="Standard" style:family="paragraph">
      <style:text-properties fo:font-size="9pt" style:font-size-asian="9pt" style:font-size-complex="9pt"/>
    </style:style>
    <style:style style:name="P143" style:parent-style-name="Standard" style:family="paragraph">
      <style:text-properties fo:font-size="9pt" style:font-size-asian="9pt" style:font-size-complex="9pt"/>
    </style:style>
    <style:style style:name="P144" style:parent-style-name="Standard" style:family="paragraph">
      <style:text-properties fo:font-size="9pt" style:font-size-asian="9pt" style:font-size-complex="9pt"/>
    </style:style>
    <style:style style:name="P145" style:parent-style-name="Standard" style:family="paragraph">
      <style:text-properties fo:font-size="9pt" style:font-size-asian="9pt" style:font-size-complex="9pt"/>
    </style:style>
    <style:style style:name="P146" style:parent-style-name="Standard" style:family="paragraph">
      <style:text-properties fo:font-size="9pt" style:font-size-asian="9pt" style:font-size-complex="9pt"/>
    </style:style>
    <style:style style:name="P147" style:parent-style-name="Standard" style:family="paragraph">
      <style:text-properties fo:font-size="9pt" style:font-size-asian="9pt" style:font-size-complex="9pt"/>
    </style:style>
    <style:style style:name="T148" style:parent-style-name="Fuentedepárrafopredeter." style:family="text">
      <style:text-properties fo:font-size="9pt" style:font-size-asian="9pt" style:font-size-complex="9pt"/>
    </style:style>
    <style:style style:name="T14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50" style:parent-style-name="Fuentedepárrafopredeter." style:family="text">
      <style:text-properties fo:font-size="9pt" style:font-size-asian="9pt" style:font-size-complex="9pt"/>
    </style:style>
    <style:style style:name="T151" style:parent-style-name="Fuentedepárrafopredeter." style:family="text">
      <style:text-properties fo:font-size="9pt" style:font-size-asian="9pt" style:font-size-complex="9pt"/>
    </style:style>
    <style:style style:name="T152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153" style:parent-style-name="Standard" style:family="paragraph">
      <style:text-properties fo:font-size="9pt" style:font-size-asian="9pt" style:font-size-complex="9pt"/>
    </style:style>
    <style:style style:name="P154" style:parent-style-name="Standard" style:family="paragraph">
      <style:text-properties fo:font-size="9pt" style:font-size-asian="9pt" style:font-size-complex="9pt"/>
    </style:style>
    <style:style style:name="P155" style:parent-style-name="Standard" style:family="paragraph">
      <style:text-properties fo:font-size="9pt" style:font-size-asian="9pt" style:font-size-complex="9pt"/>
    </style:style>
    <style:style style:name="T156" style:parent-style-name="Fuentedepárrafopredeter." style:family="text">
      <style:text-properties fo:font-size="9pt" style:font-size-asian="9pt" style:font-size-complex="9pt"/>
    </style:style>
    <style:style style:name="T157" style:parent-style-name="Fuentedepárrafopredeter." style:family="text">
      <style:text-properties fo:font-size="9pt" style:font-size-asian="9pt" style:font-size-complex="9pt"/>
    </style:style>
    <style:style style:name="T158" style:parent-style-name="Fuentedepárrafopredeter." style:family="text">
      <style:text-properties fo:font-size="9pt" style:font-size-asian="9pt" style:font-size-complex="9pt"/>
    </style:style>
    <style:style style:name="T159" style:parent-style-name="Fuentedepárrafopredeter." style:family="text">
      <style:text-properties fo:font-size="9pt" style:font-size-asian="9pt" style:font-size-complex="9pt"/>
    </style:style>
    <style:style style:name="T160" style:parent-style-name="Fuentedepárrafopredeter." style:family="text">
      <style:text-properties fo:font-size="9pt" style:font-size-asian="9pt" style:font-size-complex="9pt"/>
    </style:style>
    <style:style style:name="T161" style:parent-style-name="Fuentedepárrafopredeter." style:family="text">
      <style:text-properties fo:font-size="9pt" style:font-size-asian="9pt" style:font-size-complex="9pt"/>
    </style:style>
    <style:style style:name="T16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63" style:parent-style-name="Fuentedepárrafopredeter." style:family="text">
      <style:text-properties fo:font-size="9pt" style:font-size-asian="9pt" style:font-size-complex="9pt"/>
    </style:style>
    <style:style style:name="T164" style:parent-style-name="Fuentedepárrafopredeter." style:family="text">
      <style:text-properties fo:font-size="9pt" style:font-size-asian="9pt" style:font-size-complex="9pt"/>
    </style:style>
    <style:style style:name="T165" style:parent-style-name="Fuentedepárrafopredeter." style:family="text">
      <style:text-properties fo:font-size="9pt" style:font-size-asian="9pt" style:font-size-complex="9pt"/>
    </style:style>
    <style:style style:name="T16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6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16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169" style:parent-style-name="Standard" style:family="paragraph">
      <style:text-properties fo:font-size="9pt" style:font-size-asian="9pt" style:font-size-complex="9pt"/>
    </style:style>
    <style:style style:name="P170" style:parent-style-name="Standard" style:family="paragraph">
      <style:text-properties fo:font-size="9pt" style:font-size-asian="9pt" style:font-size-complex="9pt"/>
    </style:style>
    <style:style style:name="P171" style:parent-style-name="Standard" style:family="paragraph">
      <style:text-properties fo:font-size="9pt" style:font-size-asian="9pt" style:font-size-complex="9pt"/>
    </style:style>
    <style:style style:name="T172" style:parent-style-name="Fuentedepárrafopredeter." style:family="text">
      <style:text-properties fo:font-size="9pt" style:font-size-asian="9pt" style:font-size-complex="9pt"/>
    </style:style>
    <style:style style:name="T173" style:parent-style-name="Fuentedepárrafopredeter." style:family="text">
      <style:text-properties fo:font-size="9pt" style:font-size-asian="9pt" style:font-size-complex="9pt"/>
    </style:style>
    <style:style style:name="T174" style:parent-style-name="Fuentedepárrafopredeter.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175" style:parent-style-name="Fuentedepárrafopredeter.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176" style:parent-style-name="Fuentedepárrafopredeter." style:family="text">
      <style:text-properties fo:color="#000000" fo:font-size="9pt" style:font-size-asian="9pt" style:font-size-complex="9pt"/>
    </style:style>
    <style:style style:name="P177" style:parent-style-name="Standard" style:family="paragraph">
      <style:text-properties fo:font-size="9pt" style:font-size-asian="9pt" style:font-size-complex="9pt"/>
    </style:style>
    <style:style style:name="P178" style:parent-style-name="Standard" style:family="paragraph">
      <style:text-properties fo:font-size="9pt" style:font-size-asian="9pt" style:font-size-complex="9pt"/>
    </style:style>
    <style:style style:name="P179" style:parent-style-name="Standard" style:family="paragraph">
      <style:text-properties fo:font-size="9pt" style:font-size-asian="9pt" style:font-size-complex="9pt"/>
    </style:style>
    <style:style style:name="P180" style:parent-style-name="Standard" style:family="paragraph">
      <style:text-properties fo:font-size="9pt" style:font-size-asian="9pt" style:font-size-complex="9pt" style:rfc-language-tag="es-ES_tradnl" fo:language="es"/>
    </style:style>
    <style:style style:name="P181" style:parent-style-name="Standard" style:family="paragraph">
      <style:text-properties fo:font-size="9pt" style:font-size-asian="9pt" style:font-size-complex="9pt" style:rfc-language-tag="es-ES_tradnl" fo:language="es"/>
    </style:style>
    <style:style style:name="T18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83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184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18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186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187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188" style:parent-style-name="Standard" style:family="paragraph">
      <style:text-properties fo:font-size="9pt" style:font-size-asian="9pt" style:font-size-complex="9pt" style:rfc-language-tag="es-ES_tradnl" fo:language="es"/>
    </style:style>
    <style:style style:name="P189" style:parent-style-name="Standard" style:family="paragraph">
      <style:text-properties fo:font-size="9pt" style:font-size-asian="9pt" style:font-size-complex="9pt" style:rfc-language-tag="es-ES_tradnl" fo:language="es"/>
    </style:style>
    <style:style style:name="P190" style:parent-style-name="Standard" style:family="paragraph">
      <style:text-properties fo:font-size="9pt" style:font-size-asian="9pt" style:font-size-complex="9pt" style:rfc-language-tag="es-ES_tradnl" fo:language="es"/>
    </style:style>
    <style:style style:name="P191" style:parent-style-name="Standard" style:family="paragraph">
      <style:text-properties fo:font-size="9pt" style:font-size-asian="9pt" style:font-size-complex="9pt" style:rfc-language-tag="es-ES_tradnl" fo:language="es"/>
    </style:style>
    <style:style style:name="P192" style:parent-style-name="Standard" style:family="paragraph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 style:language-complex="ar" style:country-complex="SA"/>
    </style:style>
    <style:style style:name="TableCell193" style:family="table-cell">
      <style:table-cell-properties fo:border="0.0069in solid #000000" style:writing-mode="lr-tb" fo:padding-top="0in" fo:padding-left="0.0486in" fo:padding-bottom="0in" fo:padding-right="0.0486in"/>
    </style:style>
    <style:style style:name="P194" style:parent-style-name="Standard" style:family="paragraph">
      <style:text-properties fo:font-size="9pt" style:font-size-asian="9pt" style:font-size-complex="9pt"/>
    </style:style>
    <style:style style:name="P195" style:parent-style-name="Standard" style:family="paragraph">
      <style:text-properties fo:font-size="9pt" style:font-size-asian="9pt" style:font-size-complex="9pt"/>
    </style:style>
    <style:style style:name="P196" style:parent-style-name="Standard" style:family="paragraph">
      <style:text-properties fo:font-size="9pt" style:font-size-asian="9pt" style:font-size-complex="9pt"/>
    </style:style>
    <style:style style:name="P197" style:parent-style-name="Standard" style:family="paragraph">
      <style:text-properties fo:font-size="9pt" style:font-size-asian="9pt" style:font-size-complex="9pt"/>
    </style:style>
    <style:style style:name="P198" style:parent-style-name="Standard" style:family="paragraph">
      <style:text-properties fo:font-size="9pt" style:font-size-asian="9pt" style:font-size-complex="9pt"/>
    </style:style>
    <style:style style:name="P199" style:parent-style-name="Standard" style:family="paragraph">
      <style:text-properties fo:font-size="9pt" style:font-size-asian="9pt" style:font-size-complex="9pt"/>
    </style:style>
    <style:style style:name="P200" style:parent-style-name="Standard" style:family="paragraph">
      <style:text-properties fo:font-size="9pt" style:font-size-asian="9pt" style:font-size-complex="9pt"/>
    </style:style>
    <style:style style:name="P201" style:parent-style-name="Standard" style:family="paragraph">
      <style:text-properties fo:font-size="9pt" style:font-size-asian="9pt" style:font-size-complex="9pt"/>
    </style:style>
    <style:style style:name="P202" style:parent-style-name="Standard" style:family="paragraph">
      <style:text-properties fo:font-size="9pt" style:font-size-asian="9pt" style:font-size-complex="9pt"/>
    </style:style>
    <style:style style:name="P203" style:parent-style-name="Standard" style:family="paragraph">
      <style:text-properties fo:font-size="9pt" style:font-size-asian="9pt" style:font-size-complex="9pt"/>
    </style:style>
    <style:style style:name="P204" style:parent-style-name="Standard" style:family="paragraph">
      <style:text-properties fo:font-size="9pt" style:font-size-asian="9pt" style:font-size-complex="9pt"/>
    </style:style>
    <style:style style:name="P205" style:parent-style-name="Standard" style:family="paragraph">
      <style:text-properties fo:font-size="9pt" style:font-size-asian="9pt" style:font-size-complex="9pt"/>
    </style:style>
    <style:style style:name="P206" style:parent-style-name="Standard" style:family="paragraph">
      <style:text-properties fo:font-size="9pt" style:font-size-asian="9pt" style:font-size-complex="9pt"/>
    </style:style>
    <style:style style:name="P207" style:parent-style-name="Standard" style:family="paragraph">
      <style:text-properties fo:font-size="9pt" style:font-size-asian="9pt" style:font-size-complex="9pt"/>
    </style:style>
    <style:style style:name="P208" style:parent-style-name="Standard" style:family="paragraph">
      <style:text-properties fo:font-size="9pt" style:font-size-asian="9pt" style:font-size-complex="9pt"/>
    </style:style>
    <style:style style:name="P209" style:parent-style-name="Standard" style:family="paragraph">
      <style:text-properties fo:font-size="9pt" style:font-size-asian="9pt" style:font-size-complex="9pt"/>
    </style:style>
    <style:style style:name="P210" style:parent-style-name="Standard" style:family="paragraph">
      <style:text-properties fo:font-size="9pt" style:font-size-asian="9pt" style:font-size-complex="9pt"/>
    </style:style>
    <style:style style:name="P211" style:parent-style-name="Standard" style:family="paragraph">
      <style:text-properties fo:font-weight="bold" style:font-weight-asian="bold" fo:font-size="9pt" style:font-size-asian="9pt" style:font-size-complex="9pt"/>
    </style:style>
    <style:style style:name="P212" style:parent-style-name="Standard" style:family="paragraph">
      <style:text-properties fo:font-weight="bold" style:font-weight-asian="bold" fo:font-size="9pt" style:font-size-asian="9pt" style:font-size-complex="9pt"/>
    </style:style>
    <style:style style:name="P213" style:parent-style-name="Standard" style:family="paragraph">
      <style:text-properties fo:font-weight="bold" style:font-weight-asian="bold" fo:font-size="9pt" style:font-size-asian="9pt" style:font-size-complex="9pt"/>
    </style:style>
    <style:style style:name="P214" style:parent-style-name="Standard" style:family="paragraph">
      <style:text-properties fo:font-weight="bold" style:font-weight-asian="bold" fo:font-size="9pt" style:font-size-asian="9pt" style:font-size-complex="9pt"/>
    </style:style>
    <style:style style:name="P215" style:parent-style-name="Standard" style:family="paragraph">
      <style:text-properties fo:font-size="9pt" style:font-size-asian="9pt" style:font-size-complex="9pt"/>
    </style:style>
    <style:style style:name="P216" style:parent-style-name="Standard" style:family="paragraph">
      <style:text-properties fo:font-size="9pt" style:font-size-asian="9pt" style:font-size-complex="9pt"/>
    </style:style>
    <style:style style:name="P217" style:parent-style-name="Standard" style:family="paragraph">
      <style:text-properties fo:font-size="9pt" style:font-size-asian="9pt" style:font-size-complex="9pt"/>
    </style:style>
    <style:style style:name="P218" style:parent-style-name="Standard" style:family="paragraph">
      <style:text-properties fo:font-size="9pt" style:font-size-asian="9pt" style:font-size-complex="9pt"/>
    </style:style>
    <style:style style:name="P219" style:parent-style-name="Standard" style:family="paragraph">
      <style:text-properties fo:font-size="9pt" style:font-size-asian="9pt" style:font-size-complex="9pt"/>
    </style:style>
    <style:style style:name="P220" style:parent-style-name="Standard" style:family="paragraph">
      <style:text-properties fo:font-size="9pt" style:font-size-asian="9pt" style:font-size-complex="9pt"/>
    </style:style>
    <style:style style:name="P221" style:parent-style-name="Standard" style:family="paragraph">
      <style:text-properties fo:font-size="9pt" style:font-size-asian="9pt" style:font-size-complex="9pt"/>
    </style:style>
    <style:style style:name="P222" style:parent-style-name="Standard" style:family="paragraph">
      <style:text-properties fo:font-size="9pt" style:font-size-asian="9pt" style:font-size-complex="9pt"/>
    </style:style>
    <style:style style:name="P223" style:parent-style-name="Standard" style:family="paragraph">
      <style:text-properties fo:font-size="9pt" style:font-size-asian="9pt" style:font-size-complex="9pt"/>
    </style:style>
    <style:style style:name="P224" style:parent-style-name="Standard" style:family="paragraph">
      <style:text-properties fo:font-size="9pt" style:font-size-asian="9pt" style:font-size-complex="9pt"/>
    </style:style>
    <style:style style:name="P225" style:parent-style-name="Standard" style:family="paragraph">
      <style:text-properties fo:font-size="9pt" style:font-size-asian="9pt" style:font-size-complex="9pt"/>
    </style:style>
    <style:style style:name="P226" style:parent-style-name="Standard" style:family="paragraph">
      <style:text-properties fo:font-size="9pt" style:font-size-asian="9pt" style:font-size-complex="9pt"/>
    </style:style>
    <style:style style:name="P227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28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29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30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31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232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family="graphic" style:name="a0" style:parent-style-name="Graphics">
      <style:graphic-properties fo:wrap-option="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Empresa:</text:p>
            <text:p text:style-name="P10">Domicilio:</text:p>
            <text:p text:style-name="P11">C.I.F.:</text:p>
            <text:p text:style-name="P12">Cód. Cta. Cotización Seg. Soc.:</text:p>
          </table:table-cell>
          <table:table-cell table:style-name="TableCell13">
            <text:p text:style-name="Standard"><text:span text:style-name="T14">Trabajador:</text:span><text:span text:style-name="T15"><text:s/></text:span><text:span text:style-name="T16">Martina Castro Rodríguez</text:span></text:p>
            <text:p text:style-name="P17">N.I.F.: <text:s text:c="40"/></text:p>
            <text:p text:style-name="P18">Nº de afiliación a la Seg. Soc.:</text:p>
            <text:p text:style-name="Standard"><text:span text:style-name="T19"><text:s/>Grupo profesional:</text:span><text:span text:style-name="T20"><text:s/></text:span><text:span text:style-name="T21">Diseño de páginas Web</text:span></text:p>
            <text:p text:style-name="Standard"><text:span text:style-name="T22">Grupo de cotización: <text:s text:c="8"/></text:span><text:span text:style-name="T23">2</text:span><text:span text:style-name="T24"><text:s text:c="11"/>Antigüedad:</text:span></text:p>
          </table:table-cell>
        </table:table-row>
      </table:table>
      <text:p text:style-name="Standard"><text:span text:style-name="T25"><draw:frame draw:z-index="251658240" draw:id="id0" draw:style-name="a0" draw:name="Marco1" text:anchor-type="paragraph" svg:x="-0.11409in" svg:y="6.31372in" svg:width="6.93125in" svg:height="2.46875in" style:rel-width="scale" style:rel-height="scale"><draw:text-box><text:p text:style-name="P26">Determinación de las bases de cotización a la Seguridad Social y conceptos de recaudación conjunta y de la base sujeta a I.R.P.F. y aportación de la empresa:</text:p><text:p text:style-name="P27"><text:span text:style-name="T28"><text:s text:c="98"/></text:span><text:span text:style-name="T29"><text:s text:c="3"/>BASE <text:s text:c="14"/>TIPO <text:s text:c="16"/></text:span><text:span text:style-name="T30">APORTACIÓN DE LA EMPRESA</text:span></text:p><text:p text:style-name="P31">1. Base de cotización por contingencias comunes:</text:p><text:p text:style-name="P32"><text:span text:style-name="T33"><text:s text:c="5"/>Remuneración mensual: <text:s text:c="2"/></text:span><text:span text:style-name="T34">1800+420+350=</text:span><text:span text:style-name="T35">2570</text:span><text:span text:style-name="T36"><text:s text:c="25"/></text:span></text:p><text:p text:style-name="P37"><text:span text:style-name="T38"><text:s text:c="5"/>Prorrata pagas extraordinarias:<text:s/></text:span><text:span text:style-name="T39">3*(1,800+420+350)/12=</text:span><text:span text:style-name="T40">642,5</text:span><text:span text:style-name="T41">0</text:span><text:span text:style-name="T42"><text:s/></text:span><text:span text:style-name="T43"><text:s text:c="18"/></text:span><text:span text:style-name="T44"><text:s/></text:span></text:p><text:p text:style-name="P45"><text:span text:style-name="T46"><text:s text:c="18"/></text:span><text:span text:style-name="T47"><text:s text:c="37"/>TOTAL</text:span><text:span text:style-name="T48">:....</text:span><text:span text:style-name="T49">3212,50</text:span><text:span text:style-name="T50">.......... <text:s text:c="8"/></text:span><text:span text:style-name="T51"><text:s text:c="21"/></text:span><text:span text:style-name="T52">23,60</text:span><text:span text:style-name="T53"><text:s text:c="24"/></text:span><text:span text:style-name="T54">758,15</text:span><text:span text:style-name="T55"><text:s text:c="3"/></text:span><text:span text:style-name="T56"><text:s text:c="2"/></text:span><text:span text:style-name="T57"><text:s text:c="15"/></text:span></text:p><text:p text:style-name="P58"><text:span text:style-name="T59"><text:s/>2.- Base de cotización por contingencias <text:s/></text:span><text:span text:style-name="T60">….(3212,50+54)=</text:span><text:span text:style-name="T61">3266,50</text:span><text:span text:style-name="T62"><text:s text:c="16"/></text:span></text:p><text:p text:style-name="P63"><text:span text:style-name="T64"><text:s text:c="8"/>Profesionales( AT Y EP) y conceptos</text:span><text:span text:style-name="T65">………… <text:s text:c="13"/></text:span></text:p><text:p text:style-name="P66"><text:s text:c="8"/>de recaudación <text:s/>conjunta <text:s text:c="14"/>AT <text:s/>y EP <text:s text:c="3"/>……………………………. <text:s text:c="2"/>1<text:tab/><text:tab/><text:s text:c="3"/>32,66<text:tab/><text:s text:c="23"/></text:p><text:p text:style-name="P67"><text:s text:c="63"/>Desempleo <text:s text:c="2"/>……………………………<text:s/>5,50<text:s text:c="16"/><text:s text:c="5"/><text:s/>179,65<text:s text:c="2"/></text:p><text:p text:style-name="P68"><text:s text:c="62"/>Formación Profesional <text:s/>…………………0,60<text:s text:c="17"/><text:s text:c="6"/><text:s/>19,59</text:p><text:p text:style-name="P69"><text:s text:c="15"/><text:s text:c="47"/>Fondo Garantía <text:s/>Salarial <text:s text:c="2"/>………………0,20<text:s text:c="17"/><text:s text:c="8"/><text:s/>6,53</text:p><text:p text:style-name="P70"><text:span text:style-name="T71">3.- Base de cotización horas extraordinarias</text:span><text:span text:style-name="T72">:.............<text:s/></text:span><text:span text:style-name="T73">54 <text:s text:c="34"/></text:span><text:span text:style-name="T74"><text:s/></text:span><text:span text:style-name="T75"><text:s/></text:span><text:span text:style-name="T76">23,60</text:span><text:span text:style-name="T77"><text:s text:c="21"/></text:span><text:span text:style-name="T78"><text:s text:c="3"/></text:span><text:span text:style-name="T79">12,74</text:span></text:p><text:p text:style-name="P80"><text:span text:style-name="T81"><text:s text:c="2"/>4. -</text:span><text:span text:style-name="T82">Base de cotización horas extras por fuerza mayor:…………..</text:span><text:span text:style-name="T83"><text:s text:c="5"/></text:span></text:p><text:p text:style-name="P84"><text:span text:style-name="T85">5.- <text:s/>Base sujeta a retención del<text:s/></text:span><text:span text:style-name="T86">I.R.P.F.:....</text:span><text:span text:style-name="T87">2624</text:span><text:span text:style-name="T88">.................. <text:s text:c="2"/></text:span><text:span text:style-name="T89"><text:s text:c="59"/></text:span><text:span text:style-name="T90">TOTAL <text:s/>……</text:span><text:span text:style-name="T91">1,009,32</text:span><text:span text:style-name="T92"><text:s text:c="9"/></text:span></text:p><text:p text:style-name="P93"><text:s text:c="29"/></text:p><text:p text:style-name="P94"/><text:p text:style-name="P95"/></draw:text-box><svg:title/><svg:desc/></draw:frame></text:span><text:span text:style-name="T96">Periodo de Liquidación:<text:s/></text:span><text:span text:style-name="T97">del</text:span><text:span text:style-name="T98"><text:s/></text:span><text:span text:style-name="T99"><text:s/>01 de Septiembre al 30 de Septiembre del</text:span><text:span text:style-name="T100"><text:s text:c="3"/></text:span><text:span text:style-name="T101"><text:s/>20</text:span><text:span text:style-name="T102">19</text:span><text:span text:style-name="T103"><text:s text:c="42"/></text:span><text:span text:style-name="T104"><text:s text:c="7"/></text:span><text:span text:style-name="T105">Total días:</text:span><text:span text:style-name="T106"><text:s/>30</text:span></text:p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Standard"><text:span text:style-name="T112">I</text:span><text:span text:style-name="T113">. DEVENGOS</text:span><text:span text:style-name="T114">: <text:s text:c="9"/></text:span></text:p>
            <text:p text:style-name="Standard"><text:span text:style-name="T115">Percepciones Salariales</text:span><text:span text:style-name="T116">:</text:span></text:p>
            <text:p text:style-name="P117">Salario Base <text:s text:c="3"/>……………………………..…<text:s text:c="10"/>1,800 €<text:s text:c="114"/><text:s text:c="45"/></text:p>
            <text:p text:style-name="P118">Complementos Salariales</text:p>
            <text:p text:style-name="Standard"><text:span text:style-name="T119"><text:s text:c="31"/></text:span><text:span text:style-name="T120">Plus de responsabilidad</text:span><text:span text:style-name="T121">………</text:span><text:span text:style-name="T122"><text:s text:c="2"/></text:span><text:span text:style-name="T123">350 €</text:span><text:span text:style-name="T124"><text:s text:c="78"/></text:span><text:span text:style-name="T125"><text:s text:c="54"/></text:span><text:span text:style-name="T126"><text:s text:c="60"/></text:span></text:p>
            <text:p text:style-name="Standard"><text:span text:style-name="T127"><text:s text:c="31"/></text:span><text:span text:style-name="T128">Antigüedad<text:s/></text:span><text:span text:style-name="T129"><text:s/>………</text:span><text:span text:style-name="T130">…</text:span><text:span text:style-name="T131">…………</text:span><text:span text:style-name="T132"><text:s/></text:span><text:span text:style-name="T133">420 €</text:span><text:span text:style-name="T134"><text:s text:c="71"/></text:span></text:p>
            <text:p text:style-name="P135">Horas extraordinarias...................................................<text:s/>.54 €<text:s text:c="58"/></text:p>
            <text:p text:style-name="Standard"><text:span text:style-name="T136">Salario en especie</text:span></text:p>
            <text:p text:style-name="Standard"><text:span text:style-name="T137">Gratificaciones Extraordinarias</text:span><text:span text:style-name="T138">:</text:span></text:p>
            <text:p text:style-name="P139">Percepciones No Salariales</text:p>
            <text:p text:style-name="P140">Indemnizaciones o suplidos</text:p>
            <text:p text:style-name="Standard"><text:span text:style-name="T141">Plus de transporte: <text:s text:c="3"/>………………………………..70.00 €</text:span></text:p>
            <text:p text:style-name="P142">Prestaciones o<text:s/>indemnizaciones</text:p>
            <text:p text:style-name="P143">de la Seguridad Social....................... <text:s text:c="20"/>_____________________</text:p>
            <text:p text:style-name="P144">Indemnizaciones por traslado,</text:p>
            <text:p text:style-name="P145">suspensiones o despidos.................. <text:s text:c="22"/>_____________________</text:p>
            <text:p text:style-name="P146">Otras percepciones no salariales</text:p>
            <text:p text:style-name="P147">______________________................... <text:s text:c="18"/>_____________________</text:p>
            <text:p text:style-name="Standard"><text:span text:style-name="T148"><text:s text:c="28"/>A.<text:s/></text:span><text:span text:style-name="T149">TOTAL DEVENGADO</text:span><text:span text:style-name="T150">:.............................................................</text:span></text:p>
            <text:p text:style-name="Standard"><text:span text:style-name="T151">II.<text:s/></text:span><text:span text:style-name="T152">DEDUCCIONES:</text:span></text:p>
            <text:p text:style-name="P153">1.Aportación del trabajador a las cotizaciones de la Seguridad Social y conceptos de recaudación conjunta.</text:p>
            <text:p text:style-name="P154"><text:s text:c="72"/>%</text:p>
            <text:p text:style-name="P155"><text:s text:c="8"/>Contingencias comunes........................4,70<text:s text:c="7"/>3212,50<text:s/><text:s text:c="22"/><text:s/>150,98</text:p>
            <text:p text:style-name="Standard"><text:span text:style-name="T156"><text:s text:c="8"/></text:span><text:span text:style-name="T157">Desempleo..........................................</text:span><text:span text:style-name="T158">.</text:span><text:span text:style-name="T159">.</text:span><text:span text:style-name="T160">1,55</text:span><text:span text:style-name="T161"><text:s text:c="8"/></text:span><text:span text:style-name="T162">3266,50 <text:s text:c="24"/>50,60</text:span></text:p>
            <text:p text:style-name="Standard"><text:span text:style-name="T163"><text:s text:c="8"/>Formación Profesional..........................</text:span><text:span text:style-name="T164">0,10</text:span><text:span text:style-name="T165"><text:s text:c="7"/></text:span><text:span text:style-name="T166">3266,50 <text:s text:c="22"/></text:span><text:span text:style-name="T167"><text:s text:c="3"/></text:span><text:span text:style-name="T168">3,26</text:span></text:p>
            <text:p text:style-name="P169"><text:s text:c="8"/>Horas Extraordinarias</text:p>
            <text:p text:style-name="P170"><text:s text:c="11"/>Fuerza Mayor <text:s/>……………..…….... <text:s/>2,00</text:p>
            <text:p text:style-name="P171"><text:s text:c="10"/>Resto horas extraordinarias..................4,70 <text:s text:c="7"/>54,00<text:s text:c="26"/><text:s text:c="3"/><text:s/>2,54</text:p>
            <text:p text:style-name="Standard"><text:span text:style-name="T172"><text:s text:c="9"/>TOTAL APORTA</text:span><text:span text:style-name="T173">CIONES</text:span><text:span text:style-name="T174">..................................................... <text:s text:c="15"/></text:span><text:span text:style-name="T175">207,38</text:span><text:span text:style-name="T176"><text:s text:c="26"/></text:span></text:p>
            <text:p text:style-name="P177">2. <text:s text:c="5"/>I.R.P.F..................................................19 <text:s text:c="10"/><text:s/>2624 <text:s text:c="26"/>498,56<text:s/></text:p>
            <text:p text:style-name="P178">3. <text:s text:c="5"/>Anticipos………………………………...............</text:p>
            <text:p text:style-name="P179">4. <text:s text:c="4"/>Valor de los productos recibidos en</text:p>
            <text:p text:style-name="P180"><text:s text:c="10"/>Especie + ingreso a cuenta IRPF</text:p>
            <text:p text:style-name="P181">5. <text:s text:c="5"/>Otras deducciones..............................................._____________________</text:p>
            <text:p text:style-name="Standard"><text:span text:style-name="T182"><text:s text:c="17"/>B. TOTAL A DEDUCIR:..................................................</text:span><text:span text:style-name="T183"><text:s text:c="5"/></text:span><text:span text:style-name="T184">705,94</text:span></text:p>
            <text:p text:style-name="Standard"><text:span text:style-name="T185"><text:s text:c="15"/>LIQUIDO <text:s/>TOTAL A PERCIBIR (A-B)...........................................................</text:span><text:span text:style-name="T186"><text:s text:c="11"/></text:span></text:p>
            <text:p text:style-name="P187"/>
            <text:p text:style-name="P188"><text:s text:c="69"/>En...............................a.......de..............de 20...</text:p>
            <text:p text:style-name="P189">Firma y sello de la Empresa: <text:s text:c="46"/>Recibí: <text:s text:c="7"/></text:p>
            <text:p text:style-name="P190"/>
            <text:p text:style-name="P191"/>
            <text:p text:style-name="P192"/>
          </table:table-cell>
          <table:table-cell table:style-name="TableCell193">
            <text:p text:style-name="P194">TOTALES:</text:p>
            <text:p text:style-name="P195"/>
            <text:p text:style-name="P196"/>
            <text:p text:style-name="P197"/>
            <text:p text:style-name="P198"/>
            <text:p text:style-name="P199"/>
            <text:p text:style-name="P200"/>
            <text:p text:style-name="P201"/>
            <text:p text:style-name="P202"/>
            <text:p text:style-name="P203"/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p text:style-name="P210"><text:s text:c="6"/></text:p>
            <text:p text:style-name="P211"/>
            <text:p text:style-name="P212">2,624.00</text:p>
            <text:p text:style-name="P213"/>
            <text:p text:style-name="P214"/>
            <text:p text:style-name="P215"/>
            <text:p text:style-name="P216"/>
            <text:p text:style-name="P217"/>
            <text:p text:style-name="P218"/>
            <text:p text:style-name="P219"/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  <text:p text:style-name="P227"/>
            <text:p text:style-name="P228"><text:s/></text:p>
            <text:p text:style-name="P229">1,918,06</text:p>
            <text:p text:style-name="P230"/>
          </table:table-cell>
        </table:table-row>
      </table:table>
      <text:p text:style-name="P231"/>
      <text:p text:style-name="P2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justify" fo:line-height="150%"/>
      <style:text-properties style:font-size-complex="10pt" style:rfc-language-tag="es-ES_tradnl" fo:language="es" style:language-complex="ar" style:country-complex="SA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/>
      <style:text-properties fo:font-weight="bold" style:font-weight-asian="bold" style:font-size-complex="10pt" style:language-complex="ar" style:country-complex="SA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justify" fo:margin-left="0.85in">
        <style:tab-stops/>
      </style:paragraph-properties>
      <style:text-properties style:font-name="Tahoma" style:font-name-asian="Tahoma" style:font-name-complex="Tahoma" fo:font-weight="bold" style:font-weight-asian="bold" style:font-weight-complex="bold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he" style:country-complex="I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10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complex="ar" style:country-complex="SA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style:language-complex="ar" style:country-complex="SA" fo:hyphenate="false"/>
    </style:style>
    <style:style style:name="Textbodyindent" style:display-name="Text body indent" style:family="paragraph" style:parent-style-name="Standard">
      <style:paragraph-properties fo:text-align="justify" fo:margin-left="0.9833in">
        <style:tab-stops/>
      </style:paragraph-properties>
      <style:text-properties style:font-size-complex="10pt" style:language-complex="ar" style:country-complex="SA" fo:hyphenate="false"/>
    </style:style>
    <style:style style:name="Piedepágina" style:display-name="Pie de página" style:family="paragraph" style:parent-style-name="Standard">
      <style:paragraph-properties fo:margin-right="0.25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style:language-complex="ar" style:country-complex="SA" fo:hyphenate="false"/>
    </style:style>
    <style:style style:name="Sangría2det.independiente1" style:display-name="Sangría 2 de t. independiente1" style:family="paragraph" style:parent-style-name="Standard">
      <style:paragraph-properties fo:text-align="justify" fo:margin-left="0.2333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10pt" style:font-size-asian="10pt" style:rfc-language-tag="es-ES_tradnl" fo:language="e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Fuentedepárrafopredeter.1" style:display-name="Fuente de párrafo predeter.1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.1812in" fo:margin-bottom="0.12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nuncia ante la Inspección de Trabajo y Seguridad Social</dc:title>
    <dc:subject/>
    <meta:initial-creator>Confederal CGT</meta:initial-creator>
    <dc:creator>Ysabel Herasme</dc:creator>
    <meta:creation-date>2019-12-17T13:05:00Z</meta:creation-date>
    <dc:date>2019-12-17T19:13:00Z</dc:date>
    <meta:print-date>2007-03-15T12:42:00Z</meta:print-date>
    <meta:template xlink:href="Normal" xlink:type="simple"/>
    <meta:editing-cycles>8</meta:editing-cycles>
    <meta:editing-duration>PT22140S</meta:editing-duration>
    <meta:document-statistic meta:page-count="1" meta:paragraph-count="7" meta:word-count="540" meta:character-count="3509" meta:row-count="24" meta:non-whitespace-character-count="2976"/>
  </office:meta>
</office:document-meta>
</file>